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Inter" svg:font-family="Inte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 fo:text-align="center" fo:background-color="#FFFFFF" style:page-number="1"/>
    </style:style>
    <style:style style:name="T2" style:parent-style-name="Policepardéfaut" style:family="text">
      <style:text-properties style:font-name="Inter" style:font-name-asian="Inter" style:font-name-complex="Inter"/>
    </style:style>
    <style:style style:name="T3" style:parent-style-name="Policepardéfaut" style:family="text">
      <style:text-properties style:font-name="Inter" style:font-name-asian="Inter" style:font-name-complex="Inter" fo:font-style="italic" style:font-style-asian="italic"/>
    </style:style>
    <style:style style:name="P4" style:parent-style-name="Standard" style:family="paragraph">
      <style:paragraph-properties fo:background-color="#FFFFFF"/>
      <style:text-properties style:font-name="Inter" style:font-name-asian="Inter" style:font-name-complex="Inter" fo:color="#222222"/>
    </style:style>
    <style:style style:name="P5" style:parent-style-name="Standard" style:family="paragraph">
      <style:paragraph-properties fo:background-color="#FFFFFF"/>
    </style:style>
    <style:style style:name="T6" style:parent-style-name="Policepardéfaut" style:family="text">
      <style:text-properties style:font-name="Inter" style:font-name-asian="Inter" style:font-name-complex="Inter" fo:color="#222222"/>
    </style:style>
    <style:style style:name="T7" style:parent-style-name="Policepardéfaut" style:family="text">
      <style:text-properties style:font-name="Inter" style:font-name-asian="Inter" style:font-name-complex="Inter" fo:font-style="italic" style:font-style-asian="italic" fo:color="#222222"/>
    </style:style>
    <style:style style:name="P8" style:parent-style-name="Standard" style:family="paragraph">
      <style:paragraph-properties fo:background-color="#FFFFFF"/>
    </style:style>
    <style:style style:name="P9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font-weight="bold" style:font-weight-asian="bold" style:font-weight-complex="bold" fo:color="#222222"/>
    </style:style>
    <style:style style:name="P10" style:parent-style-name="Standard" style:family="paragraph">
      <style:paragraph-properties fo:margin-left="1.25in">
        <style:tab-stops/>
      </style:paragraph-properties>
    </style:style>
    <style:style style:name="T11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2" style:parent-style-name="Policepardéfaut" style:family="text">
      <style:text-properties style:font-name="Inter" style:font-name-asian="Inter" style:font-name-complex="Inter" fo:color="#222222"/>
    </style:style>
    <style:style style:name="T13" style:parent-style-name="Policepardéfaut" style:family="text">
      <style:text-properties style:font-name="Inter" style:font-name-asian="Inter" style:font-name-complex="Inter" fo:color="#222222"/>
    </style:style>
    <style:style style:name="T14" style:parent-style-name="Policepardéfaut" style:family="text">
      <style:text-properties style:font-name="Inter" style:font-name-asian="Inter" style:font-name-complex="Inter" fo:color="#222222"/>
    </style:style>
    <style:style style:name="P15" style:parent-style-name="Standard" style:family="paragraph">
      <style:paragraph-properties fo:margin-left="1.25in">
        <style:tab-stops/>
      </style:paragraph-properties>
    </style:style>
    <style:style style:name="T16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7" style:parent-style-name="Policepardéfaut" style:family="text">
      <style:text-properties style:font-name="Inter" style:font-name-asian="Inter" style:font-name-complex="Inter" fo:color="#222222"/>
    </style:style>
    <style:style style:name="T18" style:parent-style-name="Policepardéfaut" style:family="text">
      <style:text-properties style:font-name="Inter" style:font-name-asian="Inter" style:font-name-complex="Inter" fo:color="#222222"/>
    </style:style>
    <style:style style:name="T19" style:parent-style-name="Policepardéfaut" style:family="text">
      <style:text-properties style:font-name="Inter" style:font-name-asian="Inter" style:font-name-complex="Inter" fo:color="#222222"/>
    </style:style>
    <style:style style:name="T20" style:parent-style-name="Policepardéfaut" style:family="text">
      <style:text-properties style:font-name="Inter" style:font-name-asian="Inter" style:font-name-complex="Inter" fo:color="#222222"/>
    </style:style>
    <style:style style:name="P21" style:parent-style-name="Standard" style:family="paragraph">
      <style:paragraph-properties fo:margin-left="1.25in">
        <style:tab-stops/>
      </style:paragraph-properties>
    </style:style>
    <style:style style:name="T22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23" style:parent-style-name="Policepardéfaut" style:family="text">
      <style:text-properties style:font-name="Inter" style:font-name-asian="Inter" style:font-name-complex="Inter" fo:color="#222222"/>
    </style:style>
    <style:style style:name="T24" style:parent-style-name="Policepardéfaut" style:family="text">
      <style:text-properties style:font-name="Inter" style:font-name-asian="Inter" style:font-name-complex="Inter" fo:color="#222222"/>
    </style:style>
    <style:style style:name="P25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26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font-weight="bold" style:font-weight-asian="bold" style:font-weight-complex="bold" fo:color="#222222"/>
    </style:style>
    <style:style style:name="P27" style:parent-style-name="Standard" style:family="paragraph">
      <style:paragraph-properties fo:margin-left="1.25in">
        <style:tab-stops/>
      </style:paragraph-properties>
    </style:style>
    <style:style style:name="T28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29" style:parent-style-name="Policepardéfaut" style:family="text">
      <style:text-properties style:font-name="Inter" style:font-name-asian="Inter" style:font-name-complex="Inter" fo:color="#222222"/>
    </style:style>
    <style:style style:name="T30" style:parent-style-name="Policepardéfaut" style:family="text">
      <style:text-properties style:font-name="Inter" style:font-name-asian="Inter" style:font-name-complex="Inter" fo:color="#222222"/>
    </style:style>
    <style:style style:name="T31" style:parent-style-name="Policepardéfaut" style:family="text">
      <style:text-properties style:font-name="Inter" style:font-name-asian="Inter" style:font-name-complex="Inter" fo:color="#222222"/>
    </style:style>
    <style:style style:name="P32" style:parent-style-name="Standard" style:family="paragraph">
      <style:paragraph-properties fo:margin-left="1.25in">
        <style:tab-stops/>
      </style:paragraph-properties>
    </style:style>
    <style:style style:name="T33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34" style:parent-style-name="Policepardéfaut" style:family="text">
      <style:text-properties style:font-name="Inter" style:font-name-asian="Inter" style:font-name-complex="Inter" fo:color="#222222"/>
    </style:style>
    <style:style style:name="T35" style:parent-style-name="Policepardéfaut" style:family="text">
      <style:text-properties style:font-name="Inter" style:font-name-asian="Inter" style:font-name-complex="Inter" fo:color="#222222"/>
    </style:style>
    <style:style style:name="T36" style:parent-style-name="Policepardéfaut" style:family="text">
      <style:text-properties style:font-name="Inter" style:font-name-asian="Inter" style:font-name-complex="Inter" fo:color="#222222"/>
    </style:style>
    <style:style style:name="T37" style:parent-style-name="Policepardéfaut" style:family="text">
      <style:text-properties style:font-name="Inter" style:font-name-asian="Inter" style:font-name-complex="Inter" fo:color="#222222"/>
    </style:style>
    <style:style style:name="P38" style:parent-style-name="Standard" style:family="paragraph">
      <style:paragraph-properties fo:margin-left="1.25in">
        <style:tab-stops/>
      </style:paragraph-properties>
    </style:style>
    <style:style style:name="T39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40" style:parent-style-name="Policepardéfaut" style:family="text">
      <style:text-properties style:font-name="Inter" style:font-name-asian="Inter" style:font-name-complex="Inter" fo:color="#222222"/>
    </style:style>
    <style:style style:name="T41" style:parent-style-name="Policepardéfaut" style:family="text">
      <style:text-properties style:font-name="Inter" style:font-name-asian="Inter" style:font-name-complex="Inter" fo:color="#222222"/>
    </style:style>
    <style:style style:name="P42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43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font-weight="bold" style:font-weight-asian="bold" style:font-weight-complex="bold" fo:color="#222222"/>
    </style:style>
    <style:style style:name="P44" style:parent-style-name="Standard" style:family="paragraph">
      <style:paragraph-properties fo:margin-left="1.25in">
        <style:tab-stops/>
      </style:paragraph-properties>
    </style:style>
    <style:style style:name="T45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46" style:parent-style-name="Policepardéfaut" style:family="text">
      <style:text-properties style:font-name="Inter" style:font-name-asian="Inter" style:font-name-complex="Inter" fo:color="#222222"/>
    </style:style>
    <style:style style:name="T47" style:parent-style-name="Policepardéfaut" style:family="text">
      <style:text-properties style:font-name="Inter" style:font-name-asian="Inter" style:font-name-complex="Inter" fo:color="#222222"/>
    </style:style>
    <style:style style:name="T48" style:parent-style-name="Policepardéfaut" style:family="text">
      <style:text-properties style:font-name="Inter" style:font-name-asian="Inter" style:font-name-complex="Inter" fo:color="#222222"/>
    </style:style>
    <style:style style:name="P49" style:parent-style-name="Standard" style:family="paragraph">
      <style:paragraph-properties fo:margin-left="1.25in">
        <style:tab-stops/>
      </style:paragraph-properties>
    </style:style>
    <style:style style:name="T50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51" style:parent-style-name="Policepardéfaut" style:family="text">
      <style:text-properties style:font-name="Inter" style:font-name-asian="Inter" style:font-name-complex="Inter" fo:color="#222222"/>
    </style:style>
    <style:style style:name="T52" style:parent-style-name="Policepardéfaut" style:family="text">
      <style:text-properties style:font-name="Inter" style:font-name-asian="Inter" style:font-name-complex="Inter" fo:color="#222222"/>
    </style:style>
    <style:style style:name="T53" style:parent-style-name="Policepardéfaut" style:family="text">
      <style:text-properties style:font-name="Inter" style:font-name-asian="Inter" style:font-name-complex="Inter" fo:color="#222222"/>
    </style:style>
    <style:style style:name="T54" style:parent-style-name="Policepardéfaut" style:family="text">
      <style:text-properties style:font-name="Inter" style:font-name-asian="Inter" style:font-name-complex="Inter" fo:color="#222222"/>
    </style:style>
    <style:style style:name="P55" style:parent-style-name="Standard" style:family="paragraph">
      <style:paragraph-properties fo:margin-left="1.25in">
        <style:tab-stops/>
      </style:paragraph-properties>
    </style:style>
    <style:style style:name="T56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57" style:parent-style-name="Policepardéfaut" style:family="text">
      <style:text-properties style:font-name="Inter" style:font-name-asian="Inter" style:font-name-complex="Inter" fo:color="#222222"/>
    </style:style>
    <style:style style:name="T58" style:parent-style-name="Policepardéfaut" style:family="text">
      <style:text-properties style:font-name="Inter" style:font-name-asian="Inter" style:font-name-complex="Inter" fo:color="#222222"/>
    </style:style>
    <style:style style:name="P59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60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font-weight="bold" style:font-weight-asian="bold" style:font-weight-complex="bold" fo:color="#222222"/>
    </style:style>
    <style:style style:name="P61" style:parent-style-name="Standard" style:family="paragraph">
      <style:paragraph-properties fo:margin-left="1.25in">
        <style:tab-stops/>
      </style:paragraph-properties>
    </style:style>
    <style:style style:name="T62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63" style:parent-style-name="Policepardéfaut" style:family="text">
      <style:text-properties style:font-name="Inter" style:font-name-asian="Inter" style:font-name-complex="Inter" fo:color="#222222"/>
    </style:style>
    <style:style style:name="T64" style:parent-style-name="Policepardéfaut" style:family="text">
      <style:text-properties style:font-name="Inter" style:font-name-asian="Inter" style:font-name-complex="Inter" fo:color="#222222"/>
    </style:style>
    <style:style style:name="T65" style:parent-style-name="Policepardéfaut" style:family="text">
      <style:text-properties style:font-name="Inter" style:font-name-asian="Inter" style:font-name-complex="Inter" fo:color="#222222"/>
    </style:style>
    <style:style style:name="P66" style:parent-style-name="Standard" style:family="paragraph">
      <style:paragraph-properties fo:margin-left="1.25in">
        <style:tab-stops/>
      </style:paragraph-properties>
    </style:style>
    <style:style style:name="T67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68" style:parent-style-name="Policepardéfaut" style:family="text">
      <style:text-properties style:font-name="Inter" style:font-name-asian="Inter" style:font-name-complex="Inter" fo:color="#222222"/>
    </style:style>
    <style:style style:name="T69" style:parent-style-name="Policepardéfaut" style:family="text">
      <style:text-properties style:font-name="Inter" style:font-name-asian="Inter" style:font-name-complex="Inter" fo:color="#222222"/>
    </style:style>
    <style:style style:name="T70" style:parent-style-name="Policepardéfaut" style:family="text">
      <style:text-properties style:font-name="Inter" style:font-name-asian="Inter" style:font-name-complex="Inter" fo:color="#222222"/>
    </style:style>
    <style:style style:name="T71" style:parent-style-name="Policepardéfaut" style:family="text">
      <style:text-properties style:font-name="Inter" style:font-name-asian="Inter" style:font-name-complex="Inter" fo:color="#222222"/>
    </style:style>
    <style:style style:name="P72" style:parent-style-name="Standard" style:family="paragraph">
      <style:paragraph-properties fo:margin-left="1.25in">
        <style:tab-stops/>
      </style:paragraph-properties>
    </style:style>
    <style:style style:name="T73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74" style:parent-style-name="Policepardéfaut" style:family="text">
      <style:text-properties style:font-name="Inter" style:font-name-asian="Inter" style:font-name-complex="Inter" fo:color="#222222"/>
    </style:style>
    <style:style style:name="T75" style:parent-style-name="Policepardéfaut" style:family="text">
      <style:text-properties style:font-name="Inter" style:font-name-asian="Inter" style:font-name-complex="Inter" fo:color="#222222"/>
    </style:style>
    <style:style style:name="P76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77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font-weight="bold" style:font-weight-asian="bold" style:font-weight-complex="bold" fo:color="#222222"/>
    </style:style>
    <style:style style:name="P78" style:parent-style-name="Standard" style:family="paragraph">
      <style:paragraph-properties fo:margin-left="1.25in">
        <style:tab-stops/>
      </style:paragraph-properties>
    </style:style>
    <style:style style:name="T79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80" style:parent-style-name="Policepardéfaut" style:family="text">
      <style:text-properties style:font-name="Inter" style:font-name-asian="Inter" style:font-name-complex="Inter" fo:color="#222222"/>
    </style:style>
    <style:style style:name="T81" style:parent-style-name="Policepardéfaut" style:family="text">
      <style:text-properties style:font-name="Inter" style:font-name-asian="Inter" style:font-name-complex="Inter" fo:color="#222222"/>
    </style:style>
    <style:style style:name="T82" style:parent-style-name="Policepardéfaut" style:family="text">
      <style:text-properties style:font-name="Inter" style:font-name-asian="Inter" style:font-name-complex="Inter" fo:color="#222222"/>
    </style:style>
    <style:style style:name="P83" style:parent-style-name="Standard" style:family="paragraph">
      <style:paragraph-properties fo:margin-left="1.25in">
        <style:tab-stops/>
      </style:paragraph-properties>
    </style:style>
    <style:style style:name="T84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85" style:parent-style-name="Policepardéfaut" style:family="text">
      <style:text-properties style:font-name="Inter" style:font-name-asian="Inter" style:font-name-complex="Inter" fo:color="#222222"/>
    </style:style>
    <style:style style:name="T86" style:parent-style-name="Policepardéfaut" style:family="text">
      <style:text-properties style:font-name="Inter" style:font-name-asian="Inter" style:font-name-complex="Inter" fo:color="#222222"/>
    </style:style>
    <style:style style:name="T87" style:parent-style-name="Policepardéfaut" style:family="text">
      <style:text-properties style:font-name="Inter" style:font-name-asian="Inter" style:font-name-complex="Inter" fo:color="#222222"/>
    </style:style>
    <style:style style:name="T88" style:parent-style-name="Policepardéfaut" style:family="text">
      <style:text-properties style:font-name="Inter" style:font-name-asian="Inter" style:font-name-complex="Inter" fo:color="#222222"/>
    </style:style>
    <style:style style:name="T89" style:parent-style-name="Policepardéfaut" style:family="text">
      <style:text-properties style:font-name="Inter" style:font-name-asian="Inter" style:font-name-complex="Inter" fo:color="#222222"/>
    </style:style>
    <style:style style:name="P90" style:parent-style-name="Standard" style:family="paragraph">
      <style:paragraph-properties fo:margin-left="1.25in">
        <style:tab-stops/>
      </style:paragraph-properties>
    </style:style>
    <style:style style:name="T91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92" style:parent-style-name="Policepardéfaut" style:family="text">
      <style:text-properties style:font-name="Inter" style:font-name-asian="Inter" style:font-name-complex="Inter" fo:color="#222222"/>
    </style:style>
    <style:style style:name="T93" style:parent-style-name="Policepardéfaut" style:family="text">
      <style:text-properties style:font-name="Inter" style:font-name-asian="Inter" style:font-name-complex="Inter" fo:color="#222222"/>
    </style:style>
    <style:style style:name="P94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95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font-weight="bold" style:font-weight-asian="bold" style:font-weight-complex="bold" fo:color="#222222"/>
    </style:style>
    <style:style style:name="P96" style:parent-style-name="Standard" style:family="paragraph">
      <style:paragraph-properties fo:margin-left="1.25in">
        <style:tab-stops/>
      </style:paragraph-properties>
    </style:style>
    <style:style style:name="T97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98" style:parent-style-name="Policepardéfaut" style:family="text">
      <style:text-properties style:font-name="Inter" style:font-name-asian="Inter" style:font-name-complex="Inter" fo:color="#222222"/>
    </style:style>
    <style:style style:name="T99" style:parent-style-name="Policepardéfaut" style:family="text">
      <style:text-properties style:font-name="Inter" style:font-name-asian="Inter" style:font-name-complex="Inter" fo:color="#222222"/>
    </style:style>
    <style:style style:name="T100" style:parent-style-name="Policepardéfaut" style:family="text">
      <style:text-properties style:font-name="Inter" style:font-name-asian="Inter" style:font-name-complex="Inter" fo:color="#222222"/>
    </style:style>
    <style:style style:name="P101" style:parent-style-name="Standard" style:family="paragraph">
      <style:paragraph-properties fo:margin-left="1.25in">
        <style:tab-stops/>
      </style:paragraph-properties>
    </style:style>
    <style:style style:name="T102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03" style:parent-style-name="Policepardéfaut" style:family="text">
      <style:text-properties style:font-name="Inter" style:font-name-asian="Inter" style:font-name-complex="Inter" fo:color="#222222"/>
    </style:style>
    <style:style style:name="T104" style:parent-style-name="Policepardéfaut" style:family="text">
      <style:text-properties style:font-name="Inter" style:font-name-asian="Inter" style:font-name-complex="Inter" fo:color="#222222"/>
    </style:style>
    <style:style style:name="T105" style:parent-style-name="Policepardéfaut" style:family="text">
      <style:text-properties style:font-name="Inter" style:font-name-asian="Inter" style:font-name-complex="Inter" fo:color="#222222"/>
    </style:style>
    <style:style style:name="T106" style:parent-style-name="Policepardéfaut" style:family="text">
      <style:text-properties style:font-name="Inter" style:font-name-asian="Inter" style:font-name-complex="Inter" fo:color="#222222"/>
    </style:style>
    <style:style style:name="P107" style:parent-style-name="Standard" style:family="paragraph">
      <style:paragraph-properties fo:margin-left="1.25in">
        <style:tab-stops/>
      </style:paragraph-properties>
    </style:style>
    <style:style style:name="T108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09" style:parent-style-name="Policepardéfaut" style:family="text">
      <style:text-properties style:font-name="Inter" style:font-name-asian="Inter" style:font-name-complex="Inter" fo:color="#222222"/>
    </style:style>
    <style:style style:name="T110" style:parent-style-name="Policepardéfaut" style:family="text">
      <style:text-properties style:font-name="Inter" style:font-name-asian="Inter" style:font-name-complex="Inter" fo:color="#222222"/>
    </style:style>
    <style:style style:name="P111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color="#222222"/>
    </style:style>
    <style:style style:name="P112" style:parent-style-name="Standard" style:family="paragraph">
      <style:paragraph-properties fo:margin-left="1.25in">
        <style:tab-stops/>
      </style:paragraph-properties>
      <style:text-properties style:font-name="Inter" style:font-name-asian="Inter" style:font-name-complex="Inter" fo:font-weight="bold" style:font-weight-asian="bold" style:font-weight-complex="bold" fo:color="#222222"/>
    </style:style>
    <style:style style:name="P113" style:parent-style-name="Standard" style:family="paragraph">
      <style:paragraph-properties fo:margin-left="1.25in">
        <style:tab-stops/>
      </style:paragraph-properties>
    </style:style>
    <style:style style:name="T114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15" style:parent-style-name="Policepardéfaut" style:family="text">
      <style:text-properties style:font-name="Inter" style:font-name-asian="Inter" style:font-name-complex="Inter" fo:color="#222222"/>
    </style:style>
    <style:style style:name="T116" style:parent-style-name="Policepardéfaut" style:family="text">
      <style:text-properties style:font-name="Inter" style:font-name-asian="Inter" style:font-name-complex="Inter" fo:color="#222222"/>
    </style:style>
    <style:style style:name="T117" style:parent-style-name="Policepardéfaut" style:family="text">
      <style:text-properties style:font-name="Inter" style:font-name-asian="Inter" style:font-name-complex="Inter" fo:color="#222222"/>
    </style:style>
    <style:style style:name="P118" style:parent-style-name="Standard" style:family="paragraph">
      <style:paragraph-properties fo:margin-left="1.25in">
        <style:tab-stops/>
      </style:paragraph-properties>
    </style:style>
    <style:style style:name="T119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20" style:parent-style-name="Policepardéfaut" style:family="text">
      <style:text-properties style:font-name="Inter" style:font-name-asian="Inter" style:font-name-complex="Inter" fo:color="#222222"/>
    </style:style>
    <style:style style:name="T121" style:parent-style-name="Policepardéfaut" style:family="text">
      <style:text-properties style:font-name="Inter" style:font-name-asian="Inter" style:font-name-complex="Inter" fo:color="#222222"/>
    </style:style>
    <style:style style:name="T122" style:parent-style-name="Policepardéfaut" style:family="text">
      <style:text-properties style:font-name="Inter" style:font-name-asian="Inter" style:font-name-complex="Inter" fo:color="#222222"/>
    </style:style>
    <style:style style:name="T123" style:parent-style-name="Policepardéfaut" style:family="text">
      <style:text-properties style:font-name="Inter" style:font-name-asian="Inter" style:font-name-complex="Inter" fo:color="#222222"/>
    </style:style>
    <style:style style:name="P124" style:parent-style-name="Standard" style:family="paragraph">
      <style:paragraph-properties fo:margin-left="1.25in">
        <style:tab-stops/>
      </style:paragraph-properties>
    </style:style>
    <style:style style:name="T125" style:parent-style-name="Policepardéfaut" style:family="text">
      <style:text-properties style:font-name="Inter" style:font-name-asian="Inter" style:font-name-complex="Inter" fo:font-weight="bold" style:font-weight-asian="bold" style:font-weight-complex="bold" fo:color="#222222"/>
    </style:style>
    <style:style style:name="T126" style:parent-style-name="Policepardéfaut" style:family="text">
      <style:text-properties style:font-name="Inter" style:font-name-asian="Inter" style:font-name-complex="Inter" fo:color="#222222"/>
    </style:style>
    <style:style style:name="T127" style:parent-style-name="Policepardéfaut" style:family="text">
      <style:text-properties style:font-name="Inter" style:font-name-asian="Inter" style:font-name-complex="Inter" fo:color="#222222"/>
    </style:style>
  </office:automatic-styles>
  <office:body>
    <office:text text:use-soft-page-breaks="true">
      <text:h text:style-name="P1" text:outline-level="1"><text:bookmark-start text:name="_c6ys054n1aw8"/><text:bookmark-end text:name="_c6ys054n1aw8"/><text:span text:style-name="T2">Protocoles de test</text:span></text:h>
      <text:p text:style-name="Standard"><text:span text:style-name="T3">Utilisez le template ci-dessous pour remplir le document – remplacez les mots en italique.</text:span></text:p>
      <text:p text:style-name="P4"/>
      <text:p text:style-name="P5"><text:span text:style-name="T6">Objectif Test :<text:s/></text:span><text:span text:style-name="T7">La spécification des notes de Louis que je teste</text:span></text:p>
      <text:p text:style-name="P8"/>
      <text:p text:style-name="P9">Test 1 : Vérifier que le produit doit avoir un nom (MissingName)</text:p>
      <text:p text:style-name="P10"><text:span text:style-name="T11">Étape 1 (Arrange)</text:span><text:span text:style-name="T12"><text:s/>:</text:span><text:span text:style-name="T13"><text:line-break/>Créer un ProductViewModel avec Name = null, Price = "10", Stock = "5".</text:span><text:span text:style-name="T14"><text:line-break/>Créer une instance de ProductService en injectant un FakeLocalizer.</text:span></text:p>
      <text:p text:style-name="P15"><text:span text:style-name="T16">Étape 2 (Act)</text:span><text:span text:style-name="T17"><text:s/>:</text:span><text:span text:style-name="T18"><text:line-break/></text:span><text:span text:style-name="T19">Utilise<text:s/></text:span><text:span text:style-name="T20">la méthode CheckProductModelErrors(produit).</text:span></text:p>
      <text:p text:style-name="P21"><text:span text:style-name="T22">Étape 3 (Assert) : Vérification</text:span><text:span text:style-name="T23"><text:s/>:</text:span><text:span text:style-name="T24"><text:line-break/>Vérifier que la liste d’erreurs contient "MissingName".</text:span></text:p>
      <text:p text:style-name="P25"/>
      <text:p text:style-name="P26">Test 2 : Vérifier que le champ Prix est obligatoire (MissingPrice)</text:p>
      <text:p text:style-name="P27"><text:span text:style-name="T28">Étape 1 (Arrange)</text:span><text:span text:style-name="T29"><text:s/>:</text:span><text:span text:style-name="T30"><text:line-break/>Créer un ProductViewModel avec Name = "ProduitTest", Price = "", Stock = "5".</text:span><text:span text:style-name="T31"><text:line-break/>Créer une instance de ProductService avec FakeLocalizer.</text:span></text:p>
      <text:p text:style-name="P32"><text:span text:style-name="T33">Étape 2 (Act)</text:span><text:span text:style-name="T34"><text:s/>:</text:span><text:span text:style-name="T35"><text:line-break/></text:span><text:span text:style-name="T36">Utilise</text:span><text:span text:style-name="T37"><text:s/>CheckProductModelErrors(produit).</text:span></text:p>
      <text:p text:style-name="P38"><text:span text:style-name="T39">Étape 3 (Assert) : Vérification</text:span><text:span text:style-name="T40"><text:s/>:</text:span><text:span text:style-name="T41"><text:line-break/>Vérifier que la liste d’erreurs contient "MissingPrice".</text:span></text:p>
      <text:p text:style-name="P42"/>
      <text:p text:style-name="P43">Test 3 : Vérifier que le prix doit être un nombre (PriceNotANumber)</text:p>
      <text:p text:style-name="P44"><text:span text:style-name="T45">Étape 1 (Arrange)</text:span><text:span text:style-name="T46"><text:s/>:</text:span><text:span text:style-name="T47"><text:line-break/>Créer un ProductViewModel avec Name = "ProduitTest", Price = "abc", Stock = "5".</text:span><text:span text:style-name="T48"><text:line-break/>Créer une instance de ProductService.</text:span></text:p>
      <text:p text:style-name="P49"><text:span text:style-name="T50">Étape 2 (Act)</text:span><text:span text:style-name="T51"><text:s/>:</text:span><text:span text:style-name="T52"><text:line-break/></text:span><text:span text:style-name="T53">Utilise</text:span><text:span text:style-name="T54"><text:s/>CheckProductModelErrors(produit).</text:span></text:p>
      <text:p text:style-name="P55"><text:span text:style-name="T56">Étape 3 (Assert) : Vérification</text:span><text:span text:style-name="T57"><text:s/>:</text:span><text:span text:style-name="T58"><text:line-break/>Vérifier que la liste d’erreurs contient "PriceNotANumber".</text:span></text:p>
      <text:p text:style-name="P59"/>
      <text:p text:style-name="P60">Test 4 : Vérifier que le prix doit être supérieur à zéro (PriceNotGreaterThanZero)</text:p>
      <text:p text:style-name="P61"><text:span text:style-name="T62">Étape 1 (Arrange)</text:span><text:span text:style-name="T63"><text:s/>:</text:span><text:span text:style-name="T64"><text:line-break/>Créer un ProductViewModel avec Name = "ProduitTest", Price = "0", Stock = "5".</text:span><text:span text:style-name="T65"><text:line-break/>Créer une instance de ProductService.</text:span></text:p>
      <text:p text:style-name="P66"><text:span text:style-name="T67">Étape 2 (Act)</text:span><text:span text:style-name="T68"><text:s/>:</text:span><text:span text:style-name="T69"><text:line-break/></text:span><text:span text:style-name="T70">Utilise</text:span><text:span text:style-name="T71"><text:s/>CheckProductModelErrors(produit).</text:span></text:p>
      <text:p text:style-name="P72"><text:span text:style-name="T73">Étape 3 (Assert) : Vérification</text:span><text:span text:style-name="T74"><text:s/>:</text:span><text:span text:style-name="T75"><text:line-break/>Vérifier que la liste d’erreurs contient "PriceNotGreaterThanZero".</text:span></text:p>
      <text:p text:style-name="P76"/>
      <text:soft-page-break/>
      <text:p text:style-name="P77">Test 5 : Vérifier que la quantité est obligatoire (MissingQuantity)</text:p>
      <text:p text:style-name="P78"><text:span text:style-name="T79">Étape 1 (Arrange)</text:span><text:span text:style-name="T80"><text:s/>:</text:span><text:span text:style-name="T81"><text:line-break/>Créer un ProductViewModel avec Name = "ProduitTest", Price = "10", Stock = "".</text:span><text:span text:style-name="T82"><text:line-break/>Créer une instance de ProductService.</text:span></text:p>
      <text:p text:style-name="P83"><text:span text:style-name="T84">Étape 2 (Act)</text:span><text:span text:style-name="T85"><text:s/>:</text:span><text:span text:style-name="T86"><text:line-break/></text:span><text:span text:style-name="T87">Utilise</text:span><text:span text:style-name="T88"><text:s/></text:span><text:span text:style-name="T89">CheckProductModelErrors(produit).</text:span></text:p>
      <text:p text:style-name="P90"><text:span text:style-name="T91">Étape 3 (Assert) : Vérification</text:span><text:span text:style-name="T92"><text:s/>:</text:span><text:span text:style-name="T93"><text:line-break/>Vérifier que la liste d’erreurs contient "MissingQuantity".</text:span></text:p>
      <text:p text:style-name="P94"/>
      <text:p text:style-name="P95">Test 6 : Vérifier que la quantité doit être un nombre entier (StockNotAnInteger)</text:p>
      <text:p text:style-name="P96"><text:span text:style-name="T97">Étape 1 (Arrange)</text:span><text:span text:style-name="T98"><text:s/>:</text:span><text:span text:style-name="T99"><text:line-break/>Créer un ProductViewModel avec Name = "ProduitTest", Price = "10", Stock = "abc".</text:span><text:span text:style-name="T100"><text:line-break/>Créer une instance de ProductService.</text:span></text:p>
      <text:p text:style-name="P101"><text:span text:style-name="T102">Étape 2 (Act)</text:span><text:span text:style-name="T103"><text:s/>:</text:span><text:span text:style-name="T104"><text:line-break/></text:span><text:span text:style-name="T105">Utilise</text:span><text:span text:style-name="T106"><text:s/>CheckProductModelErrors(produit).</text:span></text:p>
      <text:p text:style-name="P107"><text:span text:style-name="T108">Étape 3 (Assert) : Vérification</text:span><text:span text:style-name="T109"><text:s/>:</text:span><text:span text:style-name="T110"><text:line-break/>Vérifier que la liste d’erreurs contient "StockNotAnInteger"</text:span></text:p>
      <text:p text:style-name="P111"/>
      <text:p text:style-name="P112">Test 7 : Vérifier que la quantité doit être supérieure à zéro (StockNotGreaterThanZero)</text:p>
      <text:p text:style-name="P113"><text:span text:style-name="T114">Étape 1 (Arrange)</text:span><text:span text:style-name="T115"><text:s/>:</text:span><text:span text:style-name="T116"><text:line-break/>Créer un ProductViewModel avec Name = "ProduitTest", Price = "10", Stock = "0".</text:span><text:span text:style-name="T117"><text:line-break/>Créer une instance de ProductService.</text:span></text:p>
      <text:p text:style-name="P118"><text:span text:style-name="T119">Étape 2 (Act)</text:span><text:span text:style-name="T120"><text:s/>:</text:span><text:span text:style-name="T121"><text:line-break/></text:span><text:span text:style-name="T122">Utilise</text:span><text:span text:style-name="T123"><text:s/>CheckProductModelErrors(produit).</text:span></text:p>
      <text:p text:style-name="P124"><text:span text:style-name="T125">Étape 3 (Assert) : Vérification</text:span><text:span text:style-name="T126"><text:s/>:</text:span><text:span text:style-name="T127"><text:line-break/>Vérifier que la liste d’erreurs contient "StockNotGreaterThanZero"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Inter" svg:font-family="Inte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SKRI Idriss (Normandie)</dc:creator>
    <meta:creation-date>2025-04-15T13:24:00Z</meta:creation-date>
    <dc:date>2025-06-02T06:52:00Z</dc:date>
    <meta:template xlink:href="Normal" xlink:type="simple"/>
    <meta:editing-cycles>6</meta:editing-cycles>
    <meta:editing-duration>PT2220S</meta:editing-duration>
    <meta:document-statistic meta:page-count="2" meta:paragraph-count="5" meta:word-count="429" meta:character-count="2788" meta:row-count="19" meta:non-whitespace-character-count="2364"/>
  </office:meta>
</office:document-meta>
</file>